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0fc68" officeooo:paragraph-rsid="0020fc68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12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11pt" style:font-size-asian="11pt" style:font-size-complex="11pt"/>
    </style:style>
    <style:style style:name="P18" style:family="paragraph">
      <loext:graphic-properties draw:fill-color="#ffffff"/>
      <style:text-properties fo:font-size="11pt" style:font-size-asian="11pt" style:font-size-complex="11pt"/>
    </style:style>
    <style:style style:name="P19" style:family="paragraph">
      <loext:graphic-properties draw:fill-color="#ffffff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ize="12pt"/>
    </style:style>
    <style:style style:name="T11" style:family="text">
      <style:text-properties fo:font-size="11pt" style:font-size-asian="11pt" style:font-size-complex="11pt"/>
    </style:style>
    <style:style style:name="gr1" style:family="graphic">
      <style:graphic-properties svg:stroke-width="0.028cm" svg:stroke-color="#000000" draw:fill-color="#ffffff" draw:textarea-horizontal-align="justify" draw:textarea-vertical-align="middle" draw:auto-grow-height="false" fo:min-height="3.976cm" fo:min-width="5.607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028cm" svg:stroke-color="#000000" draw:fill="none" draw:fill-color="#ffffff" fo:min-height="3.4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8cm" svg:stroke-color="#000000" draw:fill-color="#ffffff" draw:textarea-horizontal-align="justify" draw:textarea-vertical-align="top" draw:auto-grow-height="false" fo:min-height="3.9cm" fo:min-width="5.89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8cm" svg:stroke-color="#000000" draw:fill-color="#ffffff" draw:textarea-horizontal-align="justify" draw:textarea-vertical-align="middle" draw:auto-grow-height="false" fo:min-height="3.835cm" fo:min-width="5.74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028cm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8cm" svg:stroke-color="#000000" draw:fill-color="#ffffff" draw:textarea-horizontal-align="justify" draw:textarea-vertical-align="middle" draw:auto-grow-height="false" fo:min-height="4.179cm" fo:min-width="5.97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.028cm" svg:stroke-color="#000000" draw:fill="none" draw:fill-color="#ffffff" fo:min-height="3.6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8cm" svg:stroke-color="#000000" draw:fill-color="#ffffff" draw:textarea-horizontal-align="justify" draw:textarea-vertical-align="middle" draw:auto-grow-height="false" fo:min-height="4.35cm" fo:min-width="5.7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.028cm" svg:stroke-color="#000000" draw:fill="none" draw:fill-color="#ffffff" fo:min-height="3.8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028cm" svg:stroke-color="#000000" draw:fill-color="#ffffff" draw:textarea-horizontal-align="justify" draw:textarea-vertical-align="middle" draw:auto-grow-height="false" fo:min-height="4.396cm" fo:min-width="6.376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width="0.028cm" svg:stroke-color="#000000" draw:fill="none" draw:fill-color="#ffffff" fo:min-height="3.6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8cm" svg:stroke-color="#000000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width="0.028cm" svg:stroke-color="#000000" draw:fill="none" draw:fill-color="#ffffff" fo:min-height="0.3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width="0.028cm" svg:stroke-color="#000000" draw:fill="none" draw:fill-color="#ffffff" fo:min-height="0.7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width="0.028cm" svg:stroke-color="#000000" draw:fill-color="#ffffff" draw:textarea-horizontal-align="justify" draw:textarea-vertical-align="middle" draw:auto-grow-height="false" fo:min-height="0.612cm" fo:min-width="1.35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width="0.028cm" svg:stroke-color="#000000" draw:fill="none" draw:fill-color="#ffffff" fo:min-height="0.4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width="0.028cm" svg:stroke-color="#000000" draw:fill-color="#ffffff" draw:textarea-horizontal-align="justify" draw:textarea-vertical-align="middle" draw:auto-grow-height="false" fo:min-height="0.568cm" fo:min-width="1.74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width="0.028cm" svg:stroke-color="#000000" draw:fill="none" draw:fill-color="#ffffff" fo:min-height="0.8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28cm" svg:stroke-color="#000000" draw:fill-color="#ffffff" draw:textarea-horizontal-align="justify" draw:textarea-vertical-align="middle" draw:auto-grow-height="false" fo:min-height="0.476cm" fo:min-width="1.48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svg:stroke-width="0.028cm" svg:stroke-color="#000000" draw:fill-color="#ffffff" draw:textarea-horizontal-align="justify" draw:textarea-vertical-align="middle" draw:auto-grow-height="false" fo:min-height="0.709cm" fo:min-width="1.79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e1" draw:style-name="gr1" draw:text-style-name="P2" svg:width="5.636cm" svg:height="4.005cm" svg:x="1.131cm" svg:y="-0.649cm"><text:p/><draw:enhanced-geometry svg:viewBox="0 0 21600 21600" draw:type="rectangle" draw:enhanced-path="M 0 0 L 21600 0 21600 21600 0 21600 0 0 Z N"/></draw:custom-shape><draw:custom-shape text:anchor-type="paragraph" draw:z-index="2" draw:name="Forme3" draw:style-name="gr3" draw:text-style-name="P8" svg:width="5.927cm" svg:height="3.929cm" svg:x="10.732cm" svg:y="-0.64cm"><text:p text:style-name="P6"><text:span text:style-name="T4"/></text:p><text:p text:style-name="P6"><text:span text:style-name="T5">Production</text:span></text:p><text:p text:style-name="P6"><text:span text:style-name="T5"/></text:p><text:p text:style-name="P7"><text:span text:style-name="T6">ID aliments</text:span></text:p><text:p text:style-name="P7"><text:span text:style-name="T6">Nombre d’aliments</text:span></text:p><text:p text:style-name="P7"><text:span text:style-name="T6">Production de pousse</text:span></text:p><text:p text:style-name="P7"><text:span text:style-name="T6">Production de roquettes</text:span></text:p><text:p text:style-name="P7"><text:span text:style-name="T6">Production </text:span></text:p><text:p text:style-name="P7"><text:span text:style-name="T7"/></text:p><draw:enhanced-geometry svg:viewBox="0 0 21600 21600" draw:type="rectangle" draw:enhanced-path="M 0 0 L 21600 0 21600 21600 0 21600 0 0 Z N"/></draw:custom-shape><draw:custom-shape text:anchor-type="paragraph" draw:z-index="3" draw:name="Forme4" draw:style-name="gr4" draw:text-style-name="P2" svg:width="5.769cm" svg:height="3.864cm" svg:x="0.787cm" svg:y="6.257cm"><text:p/><draw:enhanced-geometry svg:viewBox="0 0 21600 21600" draw:type="rectangle" draw:enhanced-path="M 0 0 L 21600 0 21600 21600 0 21600 0 0 Z N"/></draw:custom-shape><draw:frame text:anchor-type="paragraph" draw:z-index="4" draw:name="Forme5" draw:style-name="gr5" draw:text-style-name="P11" svg:width="5.054cm" svg:height="3.493cm" svg:x="1.131cm" svg:y="6.627cm"><draw:text-box><text:p text:style-name="P9"><text:span text:style-name="T8">Fourni</text:span><text:span text:style-name="T8">sseurs</text:span></text:p><text:p text:style-name="P9"><text:span text:style-name="T8"/></text:p><text:p text:style-name="P10"><text:span text:style-name="T3">ID_Fou</text:span><text:span text:style-name="T3">rnisseur</text:span><text:span text:style-name="T3">s</text:span></text:p><text:p text:style-name="P10"><text:span text:style-name="T3">Numéro</text:span><text:span text:style-name="T3">_fourni</text:span><text:span text:style-name="T3">sseurs</text:span></text:p><text:p text:style-name="P10"><text:span text:style-name="T3">Tel_Fou</text:span><text:span text:style-name="T3">rnisseur</text:span><text:span text:style-name="T3">s</text:span></text:p><text:p text:style-name="P10"><text:span text:style-name="T3"/></text:p><text:p text:style-name="P10"><text:span text:style-name="T3"/></text:p></draw:text-box></draw:frame><draw:custom-shape text:anchor-type="paragraph" draw:z-index="5" draw:name="Forme6" draw:style-name="gr6" draw:text-style-name="P2" svg:width="6.007cm" svg:height="4.208cm" svg:x="10.894cm" svg:y="5.939cm"><text:p/><draw:enhanced-geometry svg:viewBox="0 0 21600 21600" draw:type="rectangle" draw:enhanced-path="M 0 0 L 21600 0 21600 21600 0 21600 0 0 Z N"/></draw:custom-shape><draw:frame text:anchor-type="paragraph" draw:z-index="6" draw:name="Forme7" draw:style-name="gr7" draw:text-style-name="P11" svg:width="4.869cm" svg:height="3.652cm" svg:x="11.352cm" svg:y="6.255cm"><draw:text-box><text:p text:style-name="P3"><text:span text:style-name="T8">C</text:span><text:span text:style-name="T8">l</text:span><text:span text:style-name="T8">i</text:span><text:span text:style-name="T8">e</text:span><text:span text:style-name="T8">n</text:span><text:span text:style-name="T8">t</text:span><text:span text:style-name="T8">s</text:span><text:span text:style-name="T8"> </text:span></text:p><text:p text:style-name="P3"><text:span text:style-name="T3"/></text:p><text:p text:style-name="P4"><text:span text:style-name="T3">I</text:span><text:span text:style-name="T3">D</text:span><text:span text:style-name="T3"> </text:span><text:span text:style-name="T3">c</text:span><text:span text:style-name="T3">l</text:span><text:span text:style-name="T3">i</text:span><text:span text:style-name="T3">e</text:span><text:span text:style-name="T3">n</text:span><text:span text:style-name="T3">t</text:span><text:span text:style-name="T3">s</text:span></text:p><text:p text:style-name="P4"><text:span text:style-name="T3">N</text:span><text:span text:style-name="T3">u</text:span><text:span text:style-name="T3">m</text:span><text:span text:style-name="T3">é</text:span><text:span text:style-name="T3">r</text:span><text:span text:style-name="T3">o</text:span><text:span text:style-name="T3">_</text:span><text:span text:style-name="T3">c</text:span><text:span text:style-name="T3">l</text:span><text:span text:style-name="T3">i</text:span><text:span text:style-name="T3">e</text:span><text:span text:style-name="T3">n</text:span><text:span text:style-name="T3">t</text:span><text:span text:style-name="T3">s</text:span></text:p><text:p text:style-name="P4"><text:span text:style-name="T3">A</text:span><text:span text:style-name="T3">d</text:span><text:span text:style-name="T3">r</text:span><text:span text:style-name="T3">e</text:span><text:span text:style-name="T3">s</text:span><text:span text:style-name="T3">s</text:span><text:span text:style-name="T3">e</text:span><text:span text:style-name="T3">-</text:span><text:span text:style-name="T3">e</text:span><text:span text:style-name="T3">m</text:span><text:span text:style-name="T3">a</text:span><text:span text:style-name="T3">i</text:span><text:span text:style-name="T3">l</text:span><text:span text:style-name="T3"> </text:span><text:span text:style-name="T3">c</text:span><text:span text:style-name="T3">l</text:span><text:span text:style-name="T3">i</text:span><text:span text:style-name="T3">e</text:span><text:span text:style-name="T3">n</text:span><text:span text:style-name="T3">t</text:span><text:span text:style-name="T3">s</text:span></text:p><text:p text:style-name="P4"><text:span text:style-name="T3">T</text:span><text:span text:style-name="T3">e</text:span><text:span text:style-name="T3">l</text:span><text:span text:style-name="T3">_</text:span><text:span text:style-name="T3">c</text:span><text:span text:style-name="T3">l</text:span><text:span text:style-name="T3">i</text:span><text:span text:style-name="T3">e</text:span><text:span text:style-name="T3">n</text:span><text:span text:style-name="T3">t</text:span><text:span text:style-name="T3">s</text:span></text:p><text:p text:style-name="P4"><text:span text:style-name="T3"/></text:p></draw:text-box></draw:frame><draw:custom-shape text:anchor-type="paragraph" draw:z-index="7" draw:name="Forme8" draw:style-name="gr8" draw:text-style-name="P2" svg:width="5.779cm" svg:height="4.379cm" svg:x="-0.446cm" svg:y="12.672cm"><text:p/><draw:enhanced-geometry svg:viewBox="0 0 21600 21600" draw:type="rectangle" draw:enhanced-path="M 0 0 L 21600 0 21600 21600 0 21600 0 0 Z N"/></draw:custom-shape><draw:frame text:anchor-type="paragraph" draw:z-index="8" draw:name="Forme9" draw:style-name="gr9" draw:text-style-name="P12" svg:width="5.248cm" svg:height="3.811cm" svg:x="0.085cm" svg:y="12.853cm"><draw:text-box><text:p text:style-name="P3"><text:span text:style-name="T9">Pay</text:span><text:span text:style-name="T9">san </text:span><text:span text:style-name="T9">urb</text:span><text:span text:style-name="T9">ain </text:span></text:p><text:p text:style-name="P3"/><text:p text:style-name="P4">ID_PaysanUrbain</text:p><text:p text:style-name="P4">N° siret</text:p><text:p text:style-name="P4">Adresse </text:p><text:p text:style-name="P4">Ville </text:p><text:p text:style-name="P4">Téléphone</text:p></draw:text-box></draw:frame><draw:custom-shape text:anchor-type="paragraph" draw:z-index="9" draw:name="Forme10" draw:style-name="gr10" draw:text-style-name="P2" svg:width="6.405cm" svg:height="4.425cm" svg:x="8.553cm" svg:y="12.792cm"><text:p/><draw:enhanced-geometry svg:viewBox="0 0 21600 21600" draw:type="rectangle" draw:enhanced-path="M 0 0 L 21600 0 21600 21600 0 21600 0 0 Z N"/></draw:custom-shape><draw:frame text:anchor-type="paragraph" draw:z-index="10" draw:name="Forme11" draw:style-name="gr11" draw:text-style-name="P11" svg:width="5.319cm" svg:height="3.678cm" svg:x="8.946cm" svg:y="13.03cm"><draw:text-box><text:p text:style-name="P3"><text:span text:style-name="T8"><text:s/></text:span><text:span text:style-name="T8">Livraison </text:span></text:p><text:p text:style-name="P3"><text:span text:style-name="T8"/></text:p><text:p text:style-name="P4"><text:span text:style-name="T3">ID_Livraison</text:span></text:p><text:p text:style-name="P4"><text:span text:style-name="T3">Numéro_livraison</text:span></text:p><text:p text:style-name="P4"><text:span text:style-name="T3">Date_debut_livraison</text:span></text:p><text:p text:style-name="P4"><text:span text:style-name="T3">Date_fin_livraison</text:span></text:p></draw:text-box></draw:frame><draw:line text:anchor-type="paragraph" draw:z-index="11" draw:name="Forme12" draw:style-name="gr12" draw:text-style-name="P13" svg:x1="13.744cm" svg:y1="3.288cm" svg:x2="13.783cm" svg:y2="5.939cm"><text:p/></draw:line><draw:frame text:anchor-type="paragraph" draw:z-index="12" draw:name="Forme13" draw:style-name="gr13" draw:text-style-name="P14" svg:width="0.902cm" svg:height="0.489cm" svg:x="14.289cm" svg:y="5.203cm"><draw:text-box><text:p><text:span text:style-name="T10">1,n</text:span></text:p></draw:text-box></draw:frame><draw:line text:anchor-type="paragraph" draw:z-index="13" draw:name="Forme14" draw:style-name="gr12" draw:text-style-name="P13" svg:x1="11.626cm" svg:y1="10.077cm" svg:x2="11.626cm" svg:y2="12.792cm"><text:p/></draw:line><draw:frame text:anchor-type="paragraph" draw:z-index="14" draw:name="Forme15" draw:style-name="gr14" draw:text-style-name="P15" svg:width="0.902cm" svg:height="0.727cm" svg:x="11.77cm" svg:y="10.996cm"><draw:text-box><text:p>1,1</text:p></draw:text-box></draw:frame><draw:custom-shape text:anchor-type="paragraph" draw:z-index="15" draw:name="Forme16" draw:style-name="gr15" draw:text-style-name="P16" svg:width="1.948cm" svg:height="0.902cm" svg:x="12.675cm" svg:y="4.064cm"><text:p text:style-name="P3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6" draw:name="Forme17" draw:style-name="gr16" draw:text-style-name="P17" svg:width="1.163cm" svg:height="0.495cm" svg:x="14.952cm" svg:y="3.632cm"><draw:text-box><text:p><text:span text:style-name="T11">0, n</text:span></text:p></draw:text-box></draw:frame><draw:line text:anchor-type="paragraph" draw:z-index="17" draw:name="Forme18" draw:style-name="gr12" draw:text-style-name="P13" svg:x1="6.184cm" svg:y1="10.119cm" svg:x2="8.553cm" svg:y2="12.791cm"><text:p/></draw:line><draw:custom-shape text:anchor-type="paragraph" draw:z-index="18" draw:name="Forme19" draw:style-name="gr17" draw:text-style-name="P18" svg:width="2.505cm" svg:height="0.844cm" svg:x="6.415cm" svg:y="11.232cm"><text:p><text:span text:style-name="T11">Transac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name="Forme20" draw:style-name="gr18" draw:text-style-name="P15" svg:width="0.844cm" svg:height="0.844cm" svg:x="6.851cm" svg:y="9.959cm"><draw:text-box><text:p>1,n</text:p></draw:text-box></draw:frame><draw:line text:anchor-type="paragraph" draw:z-index="20" draw:name="Forme21" draw:style-name="gr12" draw:text-style-name="P13" svg:x1="6.211cm" svg:y1="3.355cm" svg:x2="10.894cm" svg:y2="7.53cm"><text:p/></draw:line><draw:custom-shape text:anchor-type="paragraph" draw:z-index="21" draw:name="Forme22" draw:style-name="gr19" draw:text-style-name="P19" svg:width="2.142cm" svg:height="0.713cm" svg:x="7.375cm" svg:y="4.949cm"><text:p text:style-name="P3">Acha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" draw:name="Forme2" draw:style-name="gr2" draw:text-style-name="P5" svg:width="4.71cm" svg:height="3.449cm" svg:x="1.584cm" svg:y="-0.443cm"><draw:text-box><text:p text:style-name="P3"><text:span text:style-name="T1">C</text:span><text:span text:style-name="T1">o</text:span><text:span text:style-name="T1">m</text:span><text:span text:style-name="T1">m</text:span><text:span text:style-name="T1">a</text:span><text:span text:style-name="T1">n</text:span><text:span text:style-name="T1">d</text:span><text:span text:style-name="T1">e</text:span></text:p><text:p text:style-name="P3"><text:span text:style-name="T2"/></text:p><text:p text:style-name="P4"><text:span text:style-name="T3">I</text:span><text:span text:style-name="T3">D</text:span><text:span text:style-name="T3">_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e</text:span></text:p><text:p text:style-name="P4"><text:span text:style-name="T3">N</text:span><text:span text:style-name="T3">u</text:span><text:span text:style-name="T3">m</text:span><text:span text:style-name="T3">é</text:span><text:span text:style-name="T3">r</text:span><text:span text:style-name="T3">o</text:span><text:span text:style-name="T3"> </text:span><text:span text:style-name="T3">d</text:span><text:span text:style-name="T3">e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e</text:span></text:p><text:p text:style-name="P4"><text:span text:style-name="T3">P</text:span><text:span text:style-name="T3">r</text:span><text:span text:style-name="T3">i</text:span><text:span text:style-name="T3">x</text:span><text:span text:style-name="T3"> </text:span><text:span text:style-name="T3">d</text:span><text:span text:style-name="T3">e</text:span><text:span text:style-name="T3">s</text:span><text:span text:style-name="T3"> </text:span><text:span text:style-name="T3">p</text:span><text:span text:style-name="T3">r</text:span><text:span text:style-name="T3">o</text:span><text:span text:style-name="T3">d</text:span><text:span text:style-name="T3">u</text:span><text:span text:style-name="T3">i</text:span><text:span text:style-name="T3">t</text:span><text:span text:style-name="T3">s</text:span><text:span text:style-name="T3"> </text:span><text:span text:style-name="T3">u</text:span><text:span text:style-name="T3">n</text:span><text:span text:style-name="T3">i</text:span><text:span text:style-name="T3">t</text:span><text:span text:style-name="T3">a</text:span><text:span text:style-name="T3">i</text:span><text:span text:style-name="T3">r</text:span><text:span text:style-name="T3">e</text:span></text:p><text:p text:style-name="P4"><text:span text:style-name="T3">P</text:span><text:span text:style-name="T3">r</text:span><text:span text:style-name="T3">i</text:span><text:span text:style-name="T3">x</text:span><text:span text:style-name="T3"> </text:span><text:span text:style-name="T3">d</text:span><text:span text:style-name="T3">e</text:span><text:span text:style-name="T3">s</text:span><text:span text:style-name="T3"> </text:span><text:span text:style-name="T3">p</text:span><text:span text:style-name="T3">r</text:span><text:span text:style-name="T3">o</text:span><text:span text:style-name="T3">d</text:span><text:span text:style-name="T3">u</text:span><text:span text:style-name="T3">i</text:span><text:span text:style-name="T3">t</text:span><text:span text:style-name="T3">s</text:span><text:span text:style-name="T3"> </text:span><text:span text:style-name="T3">g</text:span><text:span text:style-name="T3">r</text:span><text:span text:style-name="T3">o</text:span><text:span text:style-name="T3">u</text:span><text:span text:style-name="T3">p</text:span><text:span text:style-name="T3">é</text:span><text:span text:style-name="T3">s</text:span></text:p><text:p text:style-name="P4"><text:span text:style-name="T3"/></text:p></draw:text-box></draw:frame><draw:line text:anchor-type="paragraph" draw:z-index="22" draw:name="Forme23" draw:style-name="gr12" draw:text-style-name="P13" svg:x1="3.374cm" svg:y1="3.355cm" svg:x2="3.374cm" svg:y2="6.257cm"><text:p/></draw:line><draw:line text:anchor-type="paragraph" draw:z-index="23" draw:name="Forme24" draw:style-name="gr12" draw:text-style-name="P13" svg:x1="6.766cm" svg:y1="1.175cm" svg:x2="10.731cm" svg:y2="1.143cm"><text:p/></draw:line><draw:custom-shape text:anchor-type="paragraph" draw:z-index="24" draw:name="Forme25" draw:style-name="gr20" draw:text-style-name="P2" svg:width="2.583cm" svg:height="1.041cm" svg:x="7.444cm" svg:y="0.8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5" draw:name="Forme26" draw:style-name="gr12" draw:text-style-name="P13" svg:x1="5.332cm" svg:y1="14.974cm" svg:x2="8.553cm" svg:y2="14.974cm"><text:p/></draw:line><draw:line text:anchor-type="paragraph" draw:z-index="26" draw:name="Forme27" draw:style-name="gr12" draw:text-style-name="P13" svg:x1="2.94cm" svg:y1="12.671cm" svg:x2="2.94cm" svg:y2="10.11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0:38:35.536189155</meta:creation-date>
    <dc:date>2019-12-18T16:42:07.648562824</dc:date>
    <meta:editing-duration>PT1H40M1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